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que um plano de verificação funcional deve conter?</text:p>
      <text:p text:style-name="P1"/>
      <text:list xml:id="list4281322318371849879" text:style-name="WWNum1">
        <text:list-item>
          <text:p text:style-name="P3">Resumo do sistema (basta um caminho para o documento de especificação dentro do git)</text:p>
        </text:list-item>
      </text:list>
      <text:p text:style-name="P1"><text:tab/></text:p>
      <text:list xml:id="list94808644052829" text:continue-numbering="true" text:style-name="WWNum1">
        <text:list-item>
          <text:p text:style-name="P3">Modelo de referência</text:p>
          <text:list>
            <text:list-item>
              <text:p text:style-name="P4">É baseado em algum padrão?</text:p>
            </text:list-item>
            <text:list-item>
              <text:p text:style-name="P4">Onde foi conseguido?</text:p>
            </text:list-item>
            <text:list-item>
              <text:p text:style-name="P4">O que ele implementa? Ele faz mais do que precisamos? Ele faz menos do que precisamos?</text:p>
            </text:list-item>
          </text:list>
        </text:list-item>
        <text:list-item>
          <text:p text:style-name="P3">Definição da transação</text:p>
          <text:list>
            <text:list-item>
              <text:p text:style-name="P4">Sobre qual elemento mínimo iremos trabalhar?</text:p>
            </text:list-item>
            <text:list-item>
              <text:p text:style-name="P4">Depende da especificação</text:p>
            </text:list-item>
          </text:list>
        </text:list-item>
        <text:list-item>
          <text:p text:style-name="P3">Definição da cobertura funcional e dos estímulos</text:p>
          <text:list>
            <text:list-item>
              <text:p text:style-name="P4">Direcionados</text:p>
            </text:list-item>
            <text:list-item>
              <text:p text:style-name="P4">Casos limite</text:p>
            </text:list-item>
            <text:list-item>
              <text:p text:style-name="P4">Reais</text:p>
            </text:list-item>
            <text:list-item>
              <text:p text:style-name="P4">Pseudo-aleatoriedade direcionad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88" meta:character-count="501" meta:non-whitespace-character-count="439"/>
    <meta:generator>LibreOfficeDev/5.1.0.3$Linux_X86_64 LibreOffice_project/</meta:generator>
  </office:meta>
</office:document-meta>
</file>